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fo:background-color="#00b8ff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00b8ff"/>
    </style:style>
    <style:style style:name="ce4" style:family="table-cell" style:parent-style-name="Default" style:data-style-name="N2">
      <style:table-cell-properties fo:background-color="#ccffff"/>
      <style:text-properties fo:font-style="normal" style:font-style-asian="normal" style:font-style-complex="normal"/>
    </style:style>
    <style:style style:name="ce5" style:family="table-cell" style:parent-style-name="Default" style:data-style-name="N2">
      <style:table-cell-properties fo:background-color="#ccffff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0.523cm" svg:y="5.323cm">
            <draw:object draw:notify-on-update-of-ranges="Sheet1.E1:Sheet1.E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1619-4500</text:p>
          </table:table-cell>
          <table:table-cell table:style-name="ce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1" table:number-matrix-columns-spanned="1" table:number-matrix-rows-spanned="101" table:formula="of:=FREQUENCY([.C1:.C7954];[.D1:.D100])" office:value-type="float" office:value="4465">
            <text:p>4465</text:p>
          </table:table-cell>
          <table:table-cell table:style-name="ce1" table:formula="of:=SUM([.E1:.E100])" office:value-type="float" office:value="7954">
            <text:p>7954</text:p>
          </table:table-cell>
          <table:table-cell table:style-name="ce1" table:formula="of:=[.E1]/[.$F$1]*100" office:value-type="float" office:value="56.1352778476238">
            <text:p>56.1352778476</text:p>
          </table:table-cell>
          <table:table-cell table:style-name="ce4" table:formula="of:=[.G1]" office:value-type="float" office:value="56.1352778476238">
            <text:p>56.14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string">
            <text:p>0891-016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43">
            <text:p>1643</text:p>
          </table:table-cell>
          <table:table-cell/>
          <table:table-cell table:formula="of:=[.E2]/[.$F$1]*100" office:value-type="float" office:value="20.656273573045">
            <text:p>20.656273573</text:p>
          </table:table-cell>
          <table:table-cell table:formula="of:=[.H1]+[.G2]" office:value-type="float" office:value="76.7915514206688">
            <text:p>76.7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149-14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98">
            <text:p>798</text:p>
          </table:table-cell>
          <table:table-cell/>
          <table:table-cell table:formula="of:=[.E3]/[.$F$1]*100" office:value-type="float" office:value="10.0326879557455">
            <text:p>10.0326879557</text:p>
          </table:table-cell>
          <table:table-cell table:formula="of:=[.H2]+[.G3]" office:value-type="float" office:value="86.8242393764144">
            <text:p>86.8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50-7416</text:p>
          </table:table-cell>
          <table:table-cell table:number-columns-repeated="2" office:value-type="float" office:value="4">
            <text:p>4</text:p>
          </table:table-cell>
          <table:table-cell office:value-type="float" office:value="415">
            <text:p>415</text:p>
          </table:table-cell>
          <table:table-cell/>
          <table:table-cell table:formula="of:=[.E4]/[.$F$1]*100" office:value-type="float" office:value="5.21750062861453">
            <text:p>5.2175006286</text:p>
          </table:table-cell>
          <table:table-cell table:formula="of:=[.H3]+[.G4]" office:value-type="float" office:value="92.0417400050289">
            <text:p>92.0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30-99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8">
            <text:p>228</text:p>
          </table:table-cell>
          <table:table-cell/>
          <table:table-cell table:formula="of:=[.E5]/[.$F$1]*100" office:value-type="float" office:value="2.86648227307015">
            <text:p>2.8664822731</text:p>
          </table:table-cell>
          <table:table-cell table:formula="of:=[.H4]+[.G5]" office:value-type="float" office:value="94.908222278099">
            <text:p>94.9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32-881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/>
          <table:table-cell table:formula="of:=[.E6]/[.$F$1]*100" office:value-type="float" office:value="1.33266281116419">
            <text:p>1.3326628112</text:p>
          </table:table-cell>
          <table:table-cell table:formula="of:=[.H5]+[.G6]" office:value-type="float" office:value="96.2408850892632">
            <text:p>96.2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942-892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/>
          <table:table-cell table:formula="of:=[.E7]/[.$F$1]*100" office:value-type="float" office:value="0.741765149610259">
            <text:p>0.7417651496</text:p>
          </table:table-cell>
          <table:table-cell table:formula="of:=[.H6]+[.G7]" office:value-type="float" office:value="96.9826502388735">
            <text:p>96.9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25-585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/>
          <table:table-cell table:formula="of:=[.E8]/[.$F$1]*100" office:value-type="float" office:value="0.477747045511692">
            <text:p>0.4777470455</text:p>
          </table:table-cell>
          <table:table-cell table:formula="of:=[.H7]+[.G8]" office:value-type="float" office:value="97.4603972843852">
            <text:p>97.4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85-337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/>
          <table:table-cell table:formula="of:=[.E9]/[.$F$1]*100" office:value-type="float" office:value="0.490319336183053">
            <text:p>0.4903193362</text:p>
          </table:table-cell>
          <table:table-cell table:formula="of:=[.H8]+[.G9]" office:value-type="float" office:value="97.9507166205682">
            <text:p>97.9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69-656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/>
          <table:table-cell table:formula="of:=[.E10]/[.$F$1]*100" office:value-type="float" office:value="0.477747045511692">
            <text:p>0.4777470455</text:p>
          </table:table-cell>
          <table:table-cell table:formula="of:=[.H9]+[.G10]" office:value-type="float" office:value="98.4284636660799">
            <text:p>98.4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40-244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formula="of:=[.E11]/[.$F$1]*100" office:value-type="float" office:value="0.188584360070405">
            <text:p>0.1885843601</text:p>
          </table:table-cell>
          <table:table-cell table:formula="of:=[.H10]+[.G11]" office:value-type="float" office:value="98.6170480261503">
            <text:p>98.6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76-633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/>
          <table:table-cell table:formula="of:=[.E12]/[.$F$1]*100" office:value-type="float" office:value="0.188584360070405">
            <text:p>0.1885843601</text:p>
          </table:table-cell>
          <table:table-cell table:formula="of:=[.H11]+[.G12]" office:value-type="float" office:value="98.8056323862208">
            <text:p>98.8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484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/>
          <table:table-cell table:formula="of:=[.E13]/[.$F$1]*100" office:value-type="float" office:value="0.113150616042243">
            <text:p>0.113150616</text:p>
          </table:table-cell>
          <table:table-cell table:formula="of:=[.H12]+[.G13]" office:value-type="float" office:value="98.918783002263">
            <text:p>98.9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949-177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formula="of:=[.E14]/[.$F$1]*100" office:value-type="float" office:value="0.201156650741765">
            <text:p>0.2011566507</text:p>
          </table:table-cell>
          <table:table-cell table:formula="of:=[.H13]+[.G14]" office:value-type="float" office:value="99.1199396530048">
            <text:p>99.1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889-325X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table:formula="of:=[.E15]/[.$F$1]*100" office:value-type="float" office:value="0.0880060346995222">
            <text:p>0.0880060347</text:p>
          </table:table-cell>
          <table:table-cell table:formula="of:=[.H14]+[.G15]" office:value-type="float" office:value="99.2079456877043">
            <text:p>99.2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889-324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/>
          <table:table-cell table:formula="of:=[.E16]/[.$F$1]*100" office:value-type="float" office:value="0.0502891626854413">
            <text:p>0.0502891627</text:p>
          </table:table-cell>
          <table:table-cell table:formula="of:=[.H15]+[.G16]" office:value-type="float" office:value="99.2582348503897">
            <text:p>99.2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360-030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/>
          <table:table-cell table:formula="of:=[.E17]/[.$F$1]*100" office:value-type="float" office:value="0.037716872014081">
            <text:p>0.037716872</text:p>
          </table:table-cell>
          <table:table-cell table:formula="of:=[.H16]+[.G17]" office:value-type="float" office:value="99.2959517224038">
            <text:p>99.3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50-483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/>
          <table:table-cell table:formula="of:=[.E18]/[.$F$1]*100" office:value-type="float" office:value="0.0754337440281619">
            <text:p>0.075433744</text:p>
          </table:table-cell>
          <table:table-cell table:formula="of:=[.H17]+[.G18]" office:value-type="float" office:value="99.371385466432">
            <text:p>99.3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362-134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formula="of:=[.E19]/[.$F$1]*100" office:value-type="float" office:value="0.0880060346995222">
            <text:p>0.0880060347</text:p>
          </table:table-cell>
          <table:table-cell table:formula="of:=[.H18]+[.G19]" office:value-type="float" office:value="99.4593915011315">
            <text:p>99.4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49-632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formula="of:=[.E20]/[.$F$1]*100" office:value-type="float" office:value="0.0125722906713603">
            <text:p>0.0125722907</text:p>
          </table:table-cell>
          <table:table-cell table:formula="of:=[.H19]+[.G20]" office:value-type="float" office:value="99.4719637918029">
            <text:p>99.4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44-3558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table:formula="of:=[.E21]/[.$F$1]*100" office:value-type="float" office:value="0.037716872014081">
            <text:p>0.037716872</text:p>
          </table:table-cell>
          <table:table-cell table:formula="of:=[.H20]+[.G21]" office:value-type="float" office:value="99.5096806638169">
            <text:p>99.5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44-3566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/>
          <table:table-cell table:formula="of:=[.E22]/[.$F$1]*100" office:value-type="float" office:value="0.0628614533568016">
            <text:p>0.0628614534</text:p>
          </table:table-cell>
          <table:table-cell table:formula="of:=[.H21]+[.G22]" office:value-type="float" office:value="99.5725421171737">
            <text:p>99.5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56-466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/>
          <table:table-cell table:formula="of:=[.E23]/[.$F$1]*100" office:value-type="float" office:value="0.0125722906713603">
            <text:p>0.0125722907</text:p>
          </table:table-cell>
          <table:table-cell table:formula="of:=[.H22]+[.G23]" office:value-type="float" office:value="99.5851144078451">
            <text:p>99.5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29-3785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table:formula="of:=[.E24]/[.$F$1]*100" office:value-type="float" office:value="0.0125722906713603">
            <text:p>0.0125722907</text:p>
          </table:table-cell>
          <table:table-cell table:formula="of:=[.H23]+[.G24]" office:value-type="float" office:value="99.5976866985165">
            <text:p>99.6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734-207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/>
          <table:table-cell table:formula="of:=[.E25]/[.$F$1]*100" office:value-type="float" office:value="0.0125722906713603">
            <text:p>0.0125722907</text:p>
          </table:table-cell>
          <table:table-cell table:formula="of:=[.H24]+[.G25]" office:value-type="float" office:value="99.6102589891878">
            <text:p>99.6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73-051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/>
          <table:table-cell table:formula="of:=[.E26]/[.$F$1]*100" office:value-type="float" office:value="0.037716872014081">
            <text:p>0.037716872</text:p>
          </table:table-cell>
          <table:table-cell table:formula="of:=[.H25]+[.G26]" office:value-type="float" office:value="99.6479758612019">
            <text:p>99.6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362-591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/>
          <table:table-cell table:formula="of:=[.E27]/[.$F$1]*100" office:value-type="float" office:value="0.0502891626854413">
            <text:p>0.0502891627</text:p>
          </table:table-cell>
          <table:table-cell table:formula="of:=[.H26]+[.G27]" office:value-type="float" office:value="99.6982650238873">
            <text:p>99.7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84-430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table:formula="of:=[.E28]/[.$F$1]*100" office:value-type="float" office:value="0.0251445813427206">
            <text:p>0.0251445813</text:p>
          </table:table-cell>
          <table:table-cell table:formula="of:=[.H27]+[.G28]" office:value-type="float" office:value="99.7234096052301">
            <text:p>99.7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39-908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/>
          <table:table-cell table:formula="of:=[.E29]/[.$F$1]*100" office:value-type="float" office:value="0.0125722906713603">
            <text:p>0.0125722907</text:p>
          </table:table-cell>
          <table:table-cell table:formula="of:=[.H28]+[.G29]" office:value-type="float" office:value="99.7359818959014">
            <text:p>99.7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730-030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/>
          <table:table-cell table:formula="of:=[.E30]/[.$F$1]*100" office:value-type="float" office:value="0.0628614533568016">
            <text:p>0.0628614534</text:p>
          </table:table-cell>
          <table:table-cell table:formula="of:=[.H29]+[.G30]" office:value-type="float" office:value="99.7988433492582">
            <text:p>99.8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46-8188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table:formula="of:=[.E31]/[.$F$1]*100" office:value-type="float" office:value="0.0251445813427206">
            <text:p>0.0251445813</text:p>
          </table:table-cell>
          <table:table-cell table:formula="of:=[.H30]+[.G31]" office:value-type="float" office:value="99.8239879306009">
            <text:p>99.8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94-922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/>
          <table:table-cell table:formula="of:=[.E32]/[.$F$1]*100" office:value-type="float" office:value="0.0125722906713603">
            <text:p>0.0125722907</text:p>
          </table:table-cell>
          <table:table-cell table:formula="of:=[.H31]+[.G32]" office:value-type="float" office:value="99.8365602212723">
            <text:p>99.8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33-5399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/>
          <table:table-cell table:formula="of:=[.E33]/[.$F$1]*100" office:value-type="float" office:value="0.0251445813427206">
            <text:p>0.0251445813</text:p>
          </table:table-cell>
          <table:table-cell table:formula="of:=[.H32]+[.G33]" office:value-type="float" office:value="99.861704802615">
            <text:p>99.8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98-350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/>
          <table:table-cell table:formula="of:=[.E34]/[.$F$1]*100" office:value-type="float" office:value="0.0125722906713603">
            <text:p>0.0125722907</text:p>
          </table:table-cell>
          <table:table-cell table:formula="of:=[.H33]+[.G34]" office:value-type="float" office:value="99.8742770932864">
            <text:p>99.8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49-3301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/>
          <table:table-cell table:formula="of:=[.E35]/[.$F$1]*100" office:value-type="float" office:value="0.0125722906713603">
            <text:p>0.0125722907</text:p>
          </table:table-cell>
          <table:table-cell table:formula="of:=[.H34]+[.G35]" office:value-type="float" office:value="99.8868493839577">
            <text:p>99.8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51-6857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  <table:table-cell table:formula="of:=[.E36]/[.$F$1]*100" office:value-type="float" office:value="0.0251445813427206">
            <text:p>0.0251445813</text:p>
          </table:table-cell>
          <table:table-cell table:formula="of:=[.H35]+[.G36]" office:value-type="float" office:value="99.9119939653004">
            <text:p>99.9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164-0925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/>
          <table:table-cell table:formula="of:=[.E37]/[.$F$1]*100" office:value-type="float" office:value="0.0125722906713603">
            <text:p>0.0125722907</text:p>
          </table:table-cell>
          <table:table-cell table:formula="of:=[.H36]+[.G37]" office:value-type="float" office:value="99.9245662559718">
            <text:p>99.9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50-4859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/>
          <table:table-cell table:formula="of:=[.E38]/[.$F$1]*100" office:value-type="float" office:value="0">
            <text:p>0</text:p>
          </table:table-cell>
          <table:table-cell table:formula="of:=[.H37]+[.G38]" office:value-type="float" office:value="99.9245662559718">
            <text:p>99.9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49-331X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/>
          <table:table-cell table:formula="of:=[.E39]/[.$F$1]*100" office:value-type="float" office:value="0.0125722906713603">
            <text:p>0.0125722907</text:p>
          </table:table-cell>
          <table:table-cell table:formula="of:=[.H38]+[.G39]" office:value-type="float" office:value="99.9371385466432">
            <text:p>99.9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59-1131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formula="of:=[.E40]/[.$F$1]*100" office:value-type="float" office:value="0">
            <text:p>0</text:p>
          </table:table-cell>
          <table:table-cell table:formula="of:=[.H39]+[.G40]" office:value-type="float" office:value="99.9371385466432">
            <text:p>99.9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814-6039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table:formula="of:=[.E41]/[.$F$1]*100" office:value-type="float" office:value="0">
            <text:p>0</text:p>
          </table:table-cell>
          <table:table-cell table:formula="of:=[.H40]+[.G41]" office:value-type="float" office:value="99.9371385466432">
            <text:p>99.9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63-7710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formula="of:=[.E42]/[.$F$1]*100" office:value-type="float" office:value="0">
            <text:p>0</text:p>
          </table:table-cell>
          <table:table-cell table:formula="of:=[.H41]+[.G42]" office:value-type="float" office:value="99.9371385466432">
            <text:p>99.9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944-8244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table:formula="of:=[.E43]/[.$F$1]*100" office:value-type="float" office:value="0">
            <text:p>0</text:p>
          </table:table-cell>
          <table:table-cell table:formula="of:=[.H42]+[.G43]" office:value-type="float" office:value="99.9371385466432">
            <text:p>99.9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54-892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/>
          <table:table-cell table:formula="of:=[.E44]/[.$F$1]*100" office:value-type="float" office:value="0">
            <text:p>0</text:p>
          </table:table-cell>
          <table:table-cell table:formula="of:=[.H43]+[.G44]" office:value-type="float" office:value="99.9371385466432">
            <text:p>99.9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936-085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table:formula="of:=[.E45]/[.$F$1]*100" office:value-type="float" office:value="0">
            <text:p>0</text:p>
          </table:table-cell>
          <table:table-cell table:formula="of:=[.H44]+[.G45]" office:value-type="float" office:value="99.9371385466432">
            <text:p>99.9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91-5397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/>
          <table:table-cell table:formula="of:=[.E46]/[.$F$1]*100" office:value-type="float" office:value="0">
            <text:p>0</text:p>
          </table:table-cell>
          <table:table-cell table:formula="of:=[.H45]+[.G46]" office:value-type="float" office:value="99.9371385466432">
            <text:p>99.9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610-192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/>
          <table:table-cell table:formula="of:=[.E47]/[.$F$1]*100" office:value-type="float" office:value="0">
            <text:p>0</text:p>
          </table:table-cell>
          <table:table-cell table:formula="of:=[.H46]+[.G47]" office:value-type="float" office:value="99.9371385466432">
            <text:p>99.9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11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table:formula="of:=[.E48]/[.$F$1]*100" office:value-type="float" office:value="0">
            <text:p>0</text:p>
          </table:table-cell>
          <table:table-cell table:formula="of:=[.H47]+[.G48]" office:value-type="float" office:value="99.9371385466432">
            <text:p>99.94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906-4702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/>
          <table:table-cell table:formula="of:=[.E49]/[.$F$1]*100" office:value-type="float" office:value="0.0125722906713603">
            <text:p>0.0125722907</text:p>
          </table:table-cell>
          <table:table-cell table:formula="of:=[.H48]+[.G49]" office:value-type="float" office:value="99.9497108373145">
            <text:p>99.9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906-47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table:formula="of:=[.E50]/[.$F$1]*100" office:value-type="float" office:value="0">
            <text:p>0</text:p>
          </table:table-cell>
          <table:table-cell table:formula="of:=[.H49]+[.G50]" office:value-type="float" office:value="99.9497108373145">
            <text:p>99.9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139-300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/>
          <table:table-cell table:formula="of:=[.E51]/[.$F$1]*100" office:value-type="float" office:value="0">
            <text:p>0</text:p>
          </table:table-cell>
          <table:table-cell table:formula="of:=[.H50]+[.G51]" office:value-type="float" office:value="99.9497108373145">
            <text:p>99.9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17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table:formula="of:=[.E52]/[.$F$1]*100" office:value-type="float" office:value="0.0125722906713603">
            <text:p>0.0125722907</text:p>
          </table:table-cell>
          <table:table-cell table:formula="of:=[.H51]+[.G52]" office:value-type="float" office:value="99.9622831279859">
            <text:p>99.9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167-8019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table:formula="of:=[.E53]/[.$F$1]*100" office:value-type="float" office:value="0.0125722906713603">
            <text:p>0.0125722907</text:p>
          </table:table-cell>
          <table:table-cell table:formula="of:=[.H52]+[.G53]" office:value-type="float" office:value="99.9748554186572">
            <text:p>99.9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65-1036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/>
          <table:table-cell table:formula="of:=[.E54]/[.$F$1]*100" office:value-type="float" office:value="0.0125722906713603">
            <text:p>0.0125722907</text:p>
          </table:table-cell>
          <table:table-cell table:formula="of:=[.H53]+[.G54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94-576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/>
          <table:table-cell table:formula="of:=[.E55]/[.$F$1]*100" office:value-type="float" office:value="0">
            <text:p>0</text:p>
          </table:table-cell>
          <table:table-cell table:formula="of:=[.H54]+[.G55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237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/>
          <table:table-cell table:formula="of:=[.E56]/[.$F$1]*100" office:value-type="float" office:value="0">
            <text:p>0</text:p>
          </table:table-cell>
          <table:table-cell table:formula="of:=[.H55]+[.G56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672-9145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/>
          <table:table-cell table:formula="of:=[.E57]/[.$F$1]*100" office:value-type="float" office:value="0">
            <text:p>0</text:p>
          </table:table-cell>
          <table:table-cell table:formula="of:=[.H56]+[.G57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27X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/>
          <table:table-cell table:formula="of:=[.E58]/[.$F$1]*100" office:value-type="float" office:value="0">
            <text:p>0</text:p>
          </table:table-cell>
          <table:table-cell table:formula="of:=[.H57]+[.G58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09-409X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/>
          <table:table-cell table:formula="of:=[.E59]/[.$F$1]*100" office:value-type="float" office:value="0">
            <text:p>0</text:p>
          </table:table-cell>
          <table:table-cell table:formula="of:=[.H58]+[.G59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296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table:formula="of:=[.E60]/[.$F$1]*100" office:value-type="float" office:value="0">
            <text:p>0</text:p>
          </table:table-cell>
          <table:table-cell table:formula="of:=[.H59]+[.G60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236-538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/>
          <table:table-cell table:formula="of:=[.E61]/[.$F$1]*100" office:value-type="float" office:value="0">
            <text:p>0</text:p>
          </table:table-cell>
          <table:table-cell table:formula="of:=[.H60]+[.G61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742-7061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/>
          <table:table-cell table:formula="of:=[.E62]/[.$F$1]*100" office:value-type="float" office:value="0">
            <text:p>0</text:p>
          </table:table-cell>
          <table:table-cell table:formula="of:=[.H61]+[.G62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342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/>
          <table:table-cell table:formula="of:=[.E63]/[.$F$1]*100" office:value-type="float" office:value="0">
            <text:p>0</text:p>
          </table:table-cell>
          <table:table-cell table:formula="of:=[.H62]+[.G63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102-3306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/>
          <table:table-cell table:formula="of:=[.E64]/[.$F$1]*100" office:value-type="float" office:value="0">
            <text:p>0</text:p>
          </table:table-cell>
          <table:table-cell table:formula="of:=[.H63]+[.G64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365-0588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/>
          <table:table-cell table:formula="of:=[.E65]/[.$F$1]*100" office:value-type="float" office:value="0">
            <text:p>0</text:p>
          </table:table-cell>
          <table:table-cell table:formula="of:=[.H64]+[.G65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253-8078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/>
          <table:table-cell table:formula="of:=[.E66]/[.$F$1]*100" office:value-type="float" office:value="0">
            <text:p>0</text:p>
          </table:table-cell>
          <table:table-cell table:formula="of:=[.H65]+[.G66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187-7151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/>
          <table:table-cell table:formula="of:=[.E67]/[.$F$1]*100" office:value-type="float" office:value="0">
            <text:p>0</text:p>
          </table:table-cell>
          <table:table-cell table:formula="of:=[.H66]+[.G67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385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/>
          <table:table-cell table:formula="of:=[.E68]/[.$F$1]*100" office:value-type="float" office:value="0">
            <text:p>0</text:p>
          </table:table-cell>
          <table:table-cell table:formula="of:=[.H67]+[.G68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11-6842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  <table:table-cell table:formula="of:=[.E69]/[.$F$1]*100" office:value-type="float" office:value="0">
            <text:p>0</text:p>
          </table:table-cell>
          <table:table-cell table:formula="of:=[.H68]+[.G69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583-605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/>
          <table:table-cell table:formula="of:=[.E70]/[.$F$1]*100" office:value-type="float" office:value="0">
            <text:p>0</text:p>
          </table:table-cell>
          <table:table-cell table:formula="of:=[.H69]+[.G70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567-735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/>
          <table:table-cell table:formula="of:=[.E71]/[.$F$1]*100" office:value-type="float" office:value="0">
            <text:p>0</text:p>
          </table:table-cell>
          <table:table-cell table:formula="of:=[.H70]+[.G71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318-0207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/>
          <table:table-cell table:formula="of:=[.E72]/[.$F$1]*100" office:value-type="float" office:value="0">
            <text:p>0</text:p>
          </table:table-cell>
          <table:table-cell table:formula="of:=[.H71]+[.G72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458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/>
          <table:table-cell table:formula="of:=[.E73]/[.$F$1]*100" office:value-type="float" office:value="0">
            <text:p>0</text:p>
          </table:table-cell>
          <table:table-cell table:formula="of:=[.H72]+[.G73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08-1109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/>
          <table:table-cell table:formula="of:=[.E74]/[.$F$1]*100" office:value-type="float" office:value="0">
            <text:p>0</text:p>
          </table:table-cell>
          <table:table-cell table:formula="of:=[.H73]+[.G74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233-2356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/>
          <table:table-cell table:formula="of:=[.E75]/[.$F$1]*100" office:value-type="float" office:value="0">
            <text:p>0</text:p>
          </table:table-cell>
          <table:table-cell table:formula="of:=[.H74]+[.G75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102-8650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/>
          <table:table-cell table:formula="of:=[.E76]/[.$F$1]*100" office:value-type="float" office:value="0">
            <text:p>0</text:p>
          </table:table-cell>
          <table:table-cell table:formula="of:=[.H75]+[.G76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512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/>
          <table:table-cell table:formula="of:=[.E77]/[.$F$1]*100" office:value-type="float" office:value="0">
            <text:p>0</text:p>
          </table:table-cell>
          <table:table-cell table:formula="of:=[.H76]+[.G77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353-9466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/>
          <table:table-cell table:formula="of:=[.E78]/[.$F$1]*100" office:value-type="float" office:value="0">
            <text:p>0</text:p>
          </table:table-cell>
          <table:table-cell table:formula="of:=[.H77]+[.G78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108-7673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/>
          <table:table-cell table:formula="of:=[.E79]/[.$F$1]*100" office:value-type="float" office:value="0">
            <text:p>0</text:p>
          </table:table-cell>
          <table:table-cell table:formula="of:=[.H78]+[.G79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108-7681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  <table:table-cell table:formula="of:=[.E80]/[.$F$1]*100" office:value-type="float" office:value="0">
            <text:p>0</text:p>
          </table:table-cell>
          <table:table-cell table:formula="of:=[.H79]+[.G80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108-2701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/>
          <table:table-cell table:formula="of:=[.E81]/[.$F$1]*100" office:value-type="float" office:value="0">
            <text:p>0</text:p>
          </table:table-cell>
          <table:table-cell table:formula="of:=[.H80]+[.G81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907-4449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/>
          <table:table-cell table:formula="of:=[.E82]/[.$F$1]*100" office:value-type="float" office:value="0">
            <text:p>0</text:p>
          </table:table-cell>
          <table:table-cell table:formula="of:=[.H81]+[.G82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600-5368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/>
          <table:table-cell table:formula="of:=[.E83]/[.$F$1]*100" office:value-type="float" office:value="0">
            <text:p>0</text:p>
          </table:table-cell>
          <table:table-cell table:formula="of:=[.H82]+[.G83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744-3091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/>
          <table:table-cell table:formula="of:=[.E84]/[.$F$1]*100" office:value-type="float" office:value="0">
            <text:p>0</text:p>
          </table:table-cell>
          <table:table-cell table:formula="of:=[.H83]+[.G84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547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/>
          <table:table-cell table:formula="of:=[.E85]/[.$F$1]*100" office:value-type="float" office:value="0">
            <text:p>0</text:p>
          </table:table-cell>
          <table:table-cell table:formula="of:=[.H84]+[.G85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330-027X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/>
          <table:table-cell table:formula="of:=[.E86]/[.$F$1]*100" office:value-type="float" office:value="0">
            <text:p>0</text:p>
          </table:table-cell>
          <table:table-cell table:formula="of:=[.H85]+[.G86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555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/>
          <table:table-cell table:formula="of:=[.E87]/[.$F$1]*100" office:value-type="float" office:value="0">
            <text:p>0</text:p>
          </table:table-cell>
          <table:table-cell table:formula="of:=[.H86]+[.G87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940-5429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table:formula="of:=[.E88]/[.$F$1]*100" office:value-type="float" office:value="0">
            <text:p>0</text:p>
          </table:table-cell>
          <table:table-cell table:formula="of:=[.H87]+[.G88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841-0987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/>
          <table:table-cell table:formula="of:=[.E89]/[.$F$1]*100" office:value-type="float" office:value="0">
            <text:p>0</text:p>
          </table:table-cell>
          <table:table-cell table:formula="of:=[.H88]+[.G89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240-642X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  <table:table-cell table:formula="of:=[.E90]/[.$F$1]*100" office:value-type="float" office:value="0">
            <text:p>0</text:p>
          </table:table-cell>
          <table:table-cell table:formula="of:=[.H89]+[.G90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873-9749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/>
          <table:table-cell table:formula="of:=[.E91]/[.$F$1]*100" office:value-type="float" office:value="0">
            <text:p>0</text:p>
          </table:table-cell>
          <table:table-cell table:formula="of:=[.H90]+[.G91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644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/>
          <table:table-cell table:formula="of:=[.E92]/[.$F$1]*100" office:value-type="float" office:value="0">
            <text:p>0</text:p>
          </table:table-cell>
          <table:table-cell table:formula="of:=[.H91]+[.G92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217-8977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  <table:table-cell table:formula="of:=[.E93]/[.$F$1]*100" office:value-type="float" office:value="0">
            <text:p>0</text:p>
          </table:table-cell>
          <table:table-cell table:formula="of:=[.H92]+[.G93]" office:value-type="float" office:value="99.9874277093286">
            <text:p>99.9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214-9705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/>
          <table:table-cell table:formula="of:=[.E94]/[.$F$1]*100" office:value-type="float" office:value="0.0125722906713603">
            <text:p>0.0125722907</text:p>
          </table:table-cell>
          <table:table-cell table:formula="of:=[.H93]+[.G94]" office:value-type="float" office:value="100">
            <text:p>100.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581-6613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/>
          <table:table-cell table:formula="of:=[.E95]/[.$F$1]*100" office:value-type="float" office:value="0">
            <text:p>0</text:p>
          </table:table-cell>
          <table:table-cell table:formula="of:=[.H94]+[.G95]" office:value-type="float" office:value="100">
            <text:p>100.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709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/>
          <table:table-cell table:formula="of:=[.E96]/[.$F$1]*100" office:value-type="float" office:value="0">
            <text:p>0</text:p>
          </table:table-cell>
          <table:table-cell table:formula="of:=[.H95]+[.G96]" office:value-type="float" office:value="100">
            <text:p>100.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000-9515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/>
          <table:table-cell table:formula="of:=[.E97]/[.$F$1]*100" office:value-type="float" office:value="0">
            <text:p>0</text:p>
          </table:table-cell>
          <table:table-cell table:formula="of:=[.H96]+[.G97]" office:value-type="float" office:value="100">
            <text:p>100.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895-6572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/>
          <table:table-cell table:formula="of:=[.E98]/[.$F$1]*100" office:value-type="float" office:value="0">
            <text:p>0</text:p>
          </table:table-cell>
          <table:table-cell table:formula="of:=[.H97]+[.G98]" office:value-type="float" office:value="100">
            <text:p>100.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861-1125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/>
          <table:table-cell table:formula="of:=[.E99]/[.$F$1]*100" office:value-type="float" office:value="0">
            <text:p>0</text:p>
          </table:table-cell>
          <table:table-cell table:formula="of:=[.H98]+[.G99]" office:value-type="float" office:value="100">
            <text:p>100.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854-017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table:formula="of:=[.E100]/[.$F$1]*100" office:value-type="float" office:value="0">
            <text:p>0</text:p>
          </table:table-cell>
          <table:table-cell table:formula="of:=[.H99]+[.G100]" office:value-type="float" office:value="100">
            <text:p>100.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0001-579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/>
          <table:table-cell table:formula="of:=[.H100]+[.G101]" office:value-type="float" office:value="100">
            <text:p>100.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1827-963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12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59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7-15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59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645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96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6-52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2-96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9-85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596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59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67-77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91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6-30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3-638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6-07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12-19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05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7-89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5-17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14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62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900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63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6322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27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634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50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63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46-60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4-186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375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64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5-36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64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7-99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64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2-100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03-525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67-79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0-28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3-21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0-00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1-408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87-424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87-42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0-32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3-046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0-68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170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1-42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7-58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683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0-330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85-88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15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690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4-18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46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4-06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8-03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9-92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06-25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69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70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706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72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6-62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60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67-83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72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7-883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4-07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72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9-92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0-48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51-909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4-52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12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87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1-98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80-85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9-71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6-58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46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5-621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214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4-48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61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56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11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55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2-410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67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8-700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6-88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70-07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15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16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86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6-15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9-250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4-61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2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4-82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30X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31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0564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1-71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8-55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42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0-02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8686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52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693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304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4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9-71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2-53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18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409X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5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2-74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4-03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8-16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99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5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6-301X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6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5-71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2-49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7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73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6-56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776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8-883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806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5-9648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2-79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87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0-53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96-11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2911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13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92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305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308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873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31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3-40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3195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0-66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88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32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6-16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32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18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6-66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3-11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6-11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9-43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345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5-415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5-076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1-238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57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9-17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90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3-59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92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0-85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68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70-96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0-72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4-21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84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970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1-358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0-69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1-55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1-63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8-59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4-53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67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41-66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4-23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6-08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6-08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2-01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9-60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6-83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2-70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915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072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8-1637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6-14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4-9718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4-066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8-553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0-78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5-458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51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880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59-60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1-95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192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14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04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8-521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37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2-66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18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2-44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2-69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185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05-31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43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19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74-074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71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06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8-46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14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15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937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7-29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22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9-612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88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8-59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2-43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1-05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78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1-55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1-83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5-041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5-600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5100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5-386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27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52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7-06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92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52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718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8-46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281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1-46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05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4-50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5-453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8-54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58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9-515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8-67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8-596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3-034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2-526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76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781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838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84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870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0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3-31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6-516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12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14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5-32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2-41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5-056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165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7-37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17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2-32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82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3-10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5-67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2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26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79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270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748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6-74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3-59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9-20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860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9-90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05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297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706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1-358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6-655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638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8-022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3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34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2-482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2-484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2-486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2-86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6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0-809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610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3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37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39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54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4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6-07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44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5-16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4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5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48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91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614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3-184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3-185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613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060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611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1-857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9-20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379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5-256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53X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003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6-74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154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3-449X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5-892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803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59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546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6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7-518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5-276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0-6135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63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6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77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0-27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00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004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00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014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09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13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13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4-58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744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69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156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70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9-445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3-53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61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296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37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5-05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95-40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2-97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7-66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4-178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1-84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2-87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2-663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5-99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0-05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240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24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53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8-264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269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270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267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27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3-38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8-20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0-63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10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265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9-26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0-53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20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84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5-977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7-69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8-70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45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299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302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3-7851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697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31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32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347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75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9-53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76-83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5-944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7-943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7-84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91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29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36-57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43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4-39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0-403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72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73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08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46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9-62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2-19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1-12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0-96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2-34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7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0-51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61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38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69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38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736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39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7-44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51-910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94-12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56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73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123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00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3-90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51-963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2-91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6-064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2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87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7-279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4-170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86-45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50-76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92-768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3-52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2-70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9-555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4-06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5-26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44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80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3-09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94-14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46-02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31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257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23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819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69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0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3-31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86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2-244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85-389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1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4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0-42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64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4-5134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2-72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45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4-71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0-68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7-892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8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3-753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4-53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408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8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53-39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42-64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0-028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38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91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16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8-70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22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17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00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967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88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6-49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379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95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1-17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92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08-90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536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93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926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3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1-10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7-17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97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5-95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9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49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50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5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45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77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6-1327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4146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4154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3-9829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6-122X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1-0706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8-5943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7-57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4-6597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3-592X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4170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3-593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418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4197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8204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2-0582</text:p>
          </table:table-cell>
          <table:table-cell office:value-type="float" office:value="49">
            <text:p>4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42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1-1405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1-7331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4219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4227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7-006X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8998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9-9885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3-4006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2-1642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426X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4278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4286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3-5008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4308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7525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10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8-79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79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4-55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1-52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49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0-70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55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480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3-0864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354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653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60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5-14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6-18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70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84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3-46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0-818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66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38-680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68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8-127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68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52-86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15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95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3-228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68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6-860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6-337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7-28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13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18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4-48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520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3-35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9-16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261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85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68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9-224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68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29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2-79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75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2-33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66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7-93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6-30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5-00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3-96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48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7-90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-46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5-103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2-79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690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5-759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8-42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92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7-18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11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69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26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7-83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6-217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82-077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695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15-53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80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0-63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8-49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13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70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70-492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4-19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43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43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02-20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5-55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4-86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61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3-57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848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4-77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377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2-76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25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3-49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0-61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04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90-74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8-30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5-162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445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57-59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5-44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6-75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19-80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7-50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5-03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9-15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5-00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86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4-466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3-86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5-21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4-96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61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4-306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87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36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88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299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05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43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3-82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4-84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24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0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90X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49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00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5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4-94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06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9-44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926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9-29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8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06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2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75-87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889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2-06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3-202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8-44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4-19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73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3-349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2-89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0-70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2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94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95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9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6-80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6-447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98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2-471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69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5-62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62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9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94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5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1-46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001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94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576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86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18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5-21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81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3-04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08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3-22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70-73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12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49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20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1-7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6-78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27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2-093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27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28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1-70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9-564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151-464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8-635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3591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7-803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2-88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806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3-11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370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3-36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28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54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0-564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41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29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24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17-33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4-70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7-59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1-236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05-74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8-68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3-99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0-70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1-86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3-61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5-95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85-19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76-13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5-87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3-73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5-76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76-76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21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75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0-53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8-58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25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9-091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0-658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4-51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2-598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3-81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15-03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1-10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636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5-4956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6-878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625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7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63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7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7-650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0-34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637X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41-82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7-0049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64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71-72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71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8-231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9-735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2-65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15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56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8-78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1-19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0-731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2-23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7-138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05-59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80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26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7-62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2-64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42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53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51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3-39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0-30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803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5-81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5-04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9-19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84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91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56-57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13-053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94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98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7-192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94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35-26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94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12-00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6-67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16-108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5-06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2-713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95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8-75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38-52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95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95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97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36-71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86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86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6-02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9-14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5-07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87-390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2-800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30-18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-04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0-13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2-998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0-63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83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58-993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15-31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39-85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1-749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9-52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9-379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8-997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1-693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6-58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-117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8-89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-109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-11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7-25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6-07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55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4-8627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8-15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-208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7-94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-65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407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41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3-09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000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009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952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97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70-14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8-75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48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45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1-39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6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13-48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2-03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76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5-95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485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48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8-02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48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672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7-52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4-11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51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1-88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85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29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5-86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7-79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335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60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90-464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6-67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49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0-47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2-82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0-387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6-13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9-75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44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11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6-21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94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87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94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5-76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2-44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9-89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2-48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8-89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2-968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11-01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2-00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2-13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22-42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7-30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87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54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1-00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8-20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7-14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9-17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78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842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09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-66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1-54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83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1-66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-272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-273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416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4-939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443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8-198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488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963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419X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90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43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0-525X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5-224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544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824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4-92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6-42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41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5-70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5-88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6-63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0-20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-79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0-539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78-403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77-62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9-70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64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-90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0-62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-93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72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690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69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69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693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694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5-99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46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7-61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4-24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7-95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291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29-82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9-703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29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4-602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0-09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0-81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295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512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19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29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296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908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76-02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3-180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61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2-48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8-31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08-52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3-98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31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3-880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539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7-84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9-123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5-924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97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8-50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1-643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701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104X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94-35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256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6-417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572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7-480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5-36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31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9-41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4-87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879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2-359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18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48-490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1-673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2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9-96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12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5-615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91-79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8-27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7-354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406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956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3-47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8-615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38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13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80-92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223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05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36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6-97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9-8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4-7931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10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0-02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49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0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5-10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779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2-03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4-75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1-953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9612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7-795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38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92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6-237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39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60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29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7-217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3-81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53-33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0-93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8-61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6-80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55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0-415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6-08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3-38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4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4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105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4-27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76-91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5-20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894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8-089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27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16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46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49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52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5-75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852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0-21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5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6-84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6-37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81-78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56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4-84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6-566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5-464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7-51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26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2-02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6-62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4-9750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70-62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45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59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4-683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6-83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10-28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4-87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0-03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54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6-793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6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8-564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27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6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97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97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0-765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8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0-03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4-409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4971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9-979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52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52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03-70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50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960X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3-20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51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76-66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1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1-700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675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4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26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12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68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13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14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2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3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1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16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69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17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33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1-7015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69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3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879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694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2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18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19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4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3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37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20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4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22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44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45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23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2-050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6-61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6-31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6-328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336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9-60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948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2-86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14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40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80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810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7-40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16-27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82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27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83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8-472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5-08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8950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89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159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262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7-76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1-75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3-964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90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3-934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5-630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899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92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0173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5-861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3-265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6-026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3-73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924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6-89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9-69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4-66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13-86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0-87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7-83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9-87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84-82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3-97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6-63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97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5-5411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680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0-68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1-37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5-12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825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4-76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7-5463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06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07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091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48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092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525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096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16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104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0-84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11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86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114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116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43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118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08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125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128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367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132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142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535X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16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19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21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27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8-39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5-67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13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1-32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62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4-11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10-03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6-99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25-193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41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7-02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8-19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9235</text:p>
          </table:table-cell>
          <table:table-cell office:value-type="float" office:value="94">
            <text:p>9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2-31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66-76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97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75-33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4-26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1-967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06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6-52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08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107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4-59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18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46-537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34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35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36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39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32-61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39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28-28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0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0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5-14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99-267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86-38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0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40-86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81-80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06-65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5-506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35-79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12-95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1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1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7-16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1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2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2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06-06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2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95-21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06-743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12-79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2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9-57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2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95-94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30-90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3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3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20-3946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4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4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44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98-22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52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01-17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8-404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4-015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4-978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524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5-6108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4-57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4-662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09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5-996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7-78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190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46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0-73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700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5-79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8-911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383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7659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2-22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0-620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78-32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5472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7-903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737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543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3-296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4-861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62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622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1-255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333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86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537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7-95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63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284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32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88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4-15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5-18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4-88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6363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59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8-88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79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71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64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656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42-40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4-28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71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74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6-736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1-37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4940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1-10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586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1-81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2-19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12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1-79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3-40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3-295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2-8674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5-919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64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5-69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2-20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416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76-97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1-906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8-410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9047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7-102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1-3128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874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4131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2-581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5-50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5-56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5-81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2-76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0-682X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43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6-154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211-34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5-898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2-489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8-34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772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1-0602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8-656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4-5909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5-814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6-719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93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2-766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6897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2-64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023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5-812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8-946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8-88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95-10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95-10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6-391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95-10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95-10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5-24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95-10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42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3-102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88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2-54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03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6-62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3-37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7-3211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3-422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5-977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4-77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0-78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3-99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3-69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4-15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07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84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2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2-95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2-18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4-5521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7-027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2-15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7345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5-75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09-40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-64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5-894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34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5-27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72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87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5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0-75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4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81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54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31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51-93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30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1-07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6-70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7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7-475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31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6-63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3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01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9-313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6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308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08-64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899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5-90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3-228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665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9-864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0012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22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30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8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8-19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1-472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9-422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79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7-388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7-653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5-72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28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0-717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7-74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743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6-58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5-653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31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9-423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4-5631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369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5-25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8-58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35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18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6-70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704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2-839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42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2-04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0-93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4-40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1-76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6-13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3-544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2-64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54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8-62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2-95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1-84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2-00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0-93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38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9-92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0-960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98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1-60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4-95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4-00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2-46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57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1-48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27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77-90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49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6-767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4-58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6-69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4-10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4-113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6-30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1-65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7-999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7-32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9-004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47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1-91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58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591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384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28-86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2-052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13-70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3-99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56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5-38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3-847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5-81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4-02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1-20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8-29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74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6-984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7330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08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1-314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2-325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1-965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1-764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1-771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1-328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61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7322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85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8-66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70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152-26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8-3007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4-938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86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85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8-95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3-06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5-66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1-115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0-757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4-932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6-57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9-713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000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7-38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6-02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98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91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00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6-820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8-043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0-928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9147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662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523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89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3-00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8-08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0-25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3-25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88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05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066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789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7-69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19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91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1-88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2-089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2-17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0-66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2-64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16-46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76-87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187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2-856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356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916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8-76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06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029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9-70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661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3-089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4838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7-95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5-904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2-10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804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0-64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3-65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27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8-42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9-326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73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0-21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98-743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3-8512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04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846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2-50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2-56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8-245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5-40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9-14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976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62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1-561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92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6-65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5-716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2-69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92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9-44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92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-51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2-596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923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09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4-12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92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21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1-068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2-69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0-054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70-319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522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591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907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9-291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36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99-04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2-00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0-77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68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0-706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07-59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23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78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6-22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2-704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1-527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593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2-852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383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78-56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07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9-493X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702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3-36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1-408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4-32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04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028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23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06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07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075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2-76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93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40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7-77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7-776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57-95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23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35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2-89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207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54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09-96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50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218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22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78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9-39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0-35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25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07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2-787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9-83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5-24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19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36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9-67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36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7-57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1-45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9-82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53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4-03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36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36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09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09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61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5-53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566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5-85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2-27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5-64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6-495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04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11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3-07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1-69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77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7-957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7-02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54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26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08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2-16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0-830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22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1-82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7-69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6-27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7-64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43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83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83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353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82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5-65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44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1-433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448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83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2-90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6-42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37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1-820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92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48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-13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0-36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6-48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6-33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8-81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7-70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131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5-79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16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5-79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-3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35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70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1-41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7-84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36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83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5-91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24-79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46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7-84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1-201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8-12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67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1-29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8-76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61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26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5-78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5-584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8-926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12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05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6-6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46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96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20-02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40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23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54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94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5-794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97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7-61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7-314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3-968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0-05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3-40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1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48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6-60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2-50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06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29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7-32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54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18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00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82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8-15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8-889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6-06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263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6-42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06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3-71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43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5-187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1-71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37-617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751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5-42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5-11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782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5-430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5-18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799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2-51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3-10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3-45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4-856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80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06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854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1-25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5-85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2-402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7-37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69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8-42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4-60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938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945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0-95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10-133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31-06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31-07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31-07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31-07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31-07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31-06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31-07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667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6-609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07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3493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9-54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834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9238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8-855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8363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338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5-440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839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840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841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842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5-268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843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3-486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844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16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45-57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3-95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8-78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36-57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1-21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18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21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22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22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20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4-041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1-15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0-07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1-158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119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8-748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2-13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7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311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6-803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3-026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2-80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2-14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11-64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9-73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9-360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205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3-41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173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3-38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4-89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982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8-009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3-409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4-48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200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450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1-36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6-523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2-808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20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16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2-64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7-303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867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3-405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799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3-86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6-524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3-413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8-404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159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202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98-00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3-37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8-405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79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8-1669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47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5-0674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7-5931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3-195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029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529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7-673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2-296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7-34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7-137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437X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5-625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791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1-737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447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967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9-5274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4-843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2-482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4388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754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87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874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873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7-241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95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87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489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9-5266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1-736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528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871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028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440X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064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5-27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179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1-34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3-41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20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1-612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7-02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6-28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38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203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38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4-36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7-89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39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0-2153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8-026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58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0-217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0-753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2-848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27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16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95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41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6-97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9-097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7-63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4-85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3-466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6101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-45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45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2-492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2-494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6-55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90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5-324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2-18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2-18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2-19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46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58-55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7-922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7-89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0-81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02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4-58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923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063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06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74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0-80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1-13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5-78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9-564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7-45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0-44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0-83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1-426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10-35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86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7-81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6-05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6-02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8-866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55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5-77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4-39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91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10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69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5-19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04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04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1-65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160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4-5807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5-305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0-55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838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9-944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15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162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845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6-56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4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586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16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87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1991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1797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9-599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5-72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62-363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2-890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82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1-76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0-91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9-16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0-755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2-307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1-90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0-97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186X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5-10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5-38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2-88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2-95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6-15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29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96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24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26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6-22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468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42-35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7-27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21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5-56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0-865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48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28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28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1-2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7-51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37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0-86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3-879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3-50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02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4-840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82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4-26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5-78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21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9-53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8-09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1-34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6-02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67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36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5-80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2-52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93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38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29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8-277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6-87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6-951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33-35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50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549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8-786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0-283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517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1-06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448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7-672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500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8-33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56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8-33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50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9-72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9-325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1-28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789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4-39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0-229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6-871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8-05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75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90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43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644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7-82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2-86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955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7-436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253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4-093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8-7646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14-591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99-39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666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4-588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677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7-393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6-04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70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720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73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73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7-026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8-15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8-93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6-21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1-95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9-05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6-02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37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78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69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7-35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92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821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3-88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6-62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5-04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94-619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7-933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1-36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-88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5-293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825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4-49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2-28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6-759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2-92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6-05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1-076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98-61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94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800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85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7-69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7-02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6-66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0-160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4-95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1-023X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38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9615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2-38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08-308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965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0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4-26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01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67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8-42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7-49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46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968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95-68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2-984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7-65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929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2-75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16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10-17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3-49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6349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8-798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5-82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13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07-27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2-95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8-79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4-77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500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77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039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8-248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9-00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4-35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468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83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63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42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58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7-34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7-89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1-38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64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17-38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5-75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51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8-80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5-91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96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5-46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3-083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2-12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2-95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1-520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1-418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7-4676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9-221X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0-6040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67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86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02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7-682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924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2-32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58-41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70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0-93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8-895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6-39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3-58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769X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852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71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1-21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722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1-008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726X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3-81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2-33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77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6-89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4-5692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4-598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062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65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421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70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72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6-10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544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1-8361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5-47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3-00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09-44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5-79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19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4-20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4-44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7-06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63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79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79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802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8-02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-894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21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13-41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02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5-56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75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7-51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87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85-87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1-81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87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3-87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9-43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8-222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19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8-25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0-365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6-89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6-62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2-85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8-72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2-95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2-87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6-22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-847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741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59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404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3-01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6765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06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0-412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4-15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2-291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0-20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815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3-669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63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749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44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4-74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4-88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935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932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81-87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35-04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2-90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4-134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936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33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0-40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0-726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2-66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91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80-40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02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9-83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26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0-97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3-936X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3983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6-893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9-229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0-19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958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49-65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50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12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4-93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05-379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2-97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95-507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8-72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77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5-16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99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00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38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01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4-000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030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6-42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2-81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64-58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1-136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6-47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9-27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77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7-04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5-733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9-51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5-785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4-93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9-16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5-64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5-977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233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2-68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7-44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0-133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5-757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3-226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8-88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48-54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8-23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668X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0-76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61-03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5-02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6-79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9-631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804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1-54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827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0-79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1-826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4-51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1-933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297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4-972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30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697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66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2-518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7-35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6-58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67-11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79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216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95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04-464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0-57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3-299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2-46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69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2-29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2-444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8-984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1-76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1-44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8-481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298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52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1-727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08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194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6-382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62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8-76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9-06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97-75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97-75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23-523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69-72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9-23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5-12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1-510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816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9-707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6-62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21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8-65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2-38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7-22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0-67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9-883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193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53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33-80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1-99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0-379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0-380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619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9-72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9-641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8-098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299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02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08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73-908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18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473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01-12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0-048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64-55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1-07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6-13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3-99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8-588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2-46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37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30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977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600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60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604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60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2-89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86-00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51-63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305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933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8-799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3-193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3-72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15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8-36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0-671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2-86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31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0-14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4-31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2-2838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9-90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229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61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47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51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14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9-51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27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1-427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2-457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6-934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1-326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656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0-541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765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2-06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0-513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382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1-21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7-55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633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07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47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1-13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81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2-64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5-370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481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482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7-734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129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4-08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6-670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52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483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3-48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31-556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1-61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472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0-21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64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48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6-36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480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488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48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8-067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2-88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17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0-29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259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524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6-04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525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4-033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821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4-378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5-656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4-37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822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3-714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8-72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66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7-408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44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3-715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8-945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058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47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41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12-39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83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3-08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88-618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19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1-06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22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23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6-68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2-91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96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2-32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213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549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82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6638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6-75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464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579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8-82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649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109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6445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13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01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1-51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028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5-38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1-38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1-98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7-79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6-80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9-91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05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0-36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42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4-51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18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9-29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87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57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8-05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9-71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268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06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7-296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4-60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8-78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174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783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0-464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241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99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9-92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7-326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3-50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18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40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2-573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36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7-25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5-59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61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47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59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46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38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47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3-69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54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55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1-95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9-85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56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1-46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568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1-77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57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9-78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4-004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9-32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01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6-97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32-52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7-185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5-513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30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54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8-814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691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6-713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59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7-03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005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0-002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9-572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91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329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99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5-91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6-77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2-01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4-66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6-45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0-98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66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5-31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10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9-073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2-497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7-76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0-896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75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11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7-47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93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74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74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75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17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4-50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98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2-80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78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1-70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0-42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82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3-77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5-19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02-54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5-33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90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3-18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29-27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34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1-5849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576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11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8-46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6-507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3-994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2-510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2-518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0-9295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307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2-516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3-34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3022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3-34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999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48-129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236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5-684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382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25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38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26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846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8-793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93-604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3-52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5-44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3-91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67-39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29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27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0-274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4-50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7-184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32-87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37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10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73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6-08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6-89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6-091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9-66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6-07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8-45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01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38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3-91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6-63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6-32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9-83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61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855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89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5085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5107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7-65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53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7-16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57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9-80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8-70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4-57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626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648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834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1-58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770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85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111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5-225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9369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13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2-216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712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9-91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1-184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6-959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1-75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76-957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6-487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5-893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6-954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5-814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5-47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1-039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8-360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15-47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6-56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25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67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98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99-19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0-65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5-02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67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673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31-27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4-7596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9-665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8-9051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8-754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5-605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63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467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69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202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70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7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7-486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7-78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703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3-83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710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706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85-31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80-96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716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2-36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8-81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35-36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1-983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4-61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95-61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74-85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5-05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2-10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75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5-70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1-72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760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1-45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761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6-44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03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6-04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6-57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9-04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66-530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55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9-19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6-54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80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4-827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80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2-94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5-09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6-48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1-95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27-198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3-04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39-448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2-63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9-61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85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85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114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5-65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4-158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7-45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86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4-06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324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7-42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03-58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41-443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95-38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00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8-16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09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08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761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7-65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3-354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149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6-623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4-1013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6-822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378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90-76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818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665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2-008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155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2-937X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229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0-09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0-53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0-24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1-83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31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50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1-01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4-07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34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52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02-28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3-926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46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9-36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1-72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1-123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7-719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6-63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0-48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5749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76-228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1-35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7-95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73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825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3-501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0-6078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1-82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0-93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07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2-18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8-988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004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3-03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84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3-30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874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271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86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7-92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9-65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33-35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90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3-829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85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108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613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7-75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912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6-527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40-22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59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5-603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2-414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7-95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3-95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7-527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8-35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0-83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7-74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22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5-76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8-38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438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09-96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90-54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40-66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01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7-59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02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858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4-53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92-75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02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14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99-38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2-63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6-053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63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0-9139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9-33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1-23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06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067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65-49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1-76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01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134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08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3-44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99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71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93-028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5-54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55-20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8-88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029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143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4-18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00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79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4-64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3-36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15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1-89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0-70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0-963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08-41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20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1-29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69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5-08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1-97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4-53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3-27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9-18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8-614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3-39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9-016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8-433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4-266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61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683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37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38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49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00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4-74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4-907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9-18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3-99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506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50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01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09-309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2-05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2-86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53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01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63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2-15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5-18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71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5-947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4-74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0-70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32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0-847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72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3-034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671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56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8-885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4-6906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94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9-779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6-817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622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116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5-4786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4-86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7-002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8-96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4-00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815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819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1-21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7-56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608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8-95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9-178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2-66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386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3-51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19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6-963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4-911X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4-19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8-15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101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864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867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103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4-313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69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09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6-99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1-89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14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4-63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9-705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59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66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89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61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5-92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12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1-636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9-77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68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17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603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6-03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0-74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1-31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75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9-517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59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7-26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45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4-696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1-167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9-780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4-90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19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871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7-260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20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9-14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455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173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334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1-13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98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80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12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1-11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3-06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0-79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99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0-79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43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99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3-588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0-745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2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81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33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2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26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1-82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8-79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59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28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45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2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3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1-82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9-83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9-77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67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33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3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00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-30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65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59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43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98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3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3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38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33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89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3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9-778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67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6-28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7-714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3-99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004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1-32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60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9-777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44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4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4-90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1-434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4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006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48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12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0-92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12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12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4-43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5-922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49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5-921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2-882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3-38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89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899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89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5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2-309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65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3-587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-558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44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441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4-69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30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5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7-26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82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12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00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60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12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443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1-49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9-254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6-85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6-85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6-850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6-85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5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6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6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96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6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6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6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96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7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95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7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7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7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45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7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2-14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8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96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8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84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7-20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6-46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3-470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3-47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0-81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4-202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20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49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5-07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49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2-88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8-21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4-7613</text:p>
          </table:table-cell>
          <table:table-cell office:value-type="float" office:value="24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3-25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1-298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3-77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856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18-964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2-01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247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7-277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5-2896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28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39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0-74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6-61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3-96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590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84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26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4-54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8-85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1-75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6-669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8-588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83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87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55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99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2-53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35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50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7-67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7-83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12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58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6-47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6-46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1-45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63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1-45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51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52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1-16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853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9-51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5-08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1-59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6-89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47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54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54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7-49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54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546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0-47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76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3-14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55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55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20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593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0-28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60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5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5-694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0-32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088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2-12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9-823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1-552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134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956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81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02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8-099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3-38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399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0-264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5-598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54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6-25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3-81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72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2-90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01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45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45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025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584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43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7-33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05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0-92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3-87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8-49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3-45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1-98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44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6-40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97-49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83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138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3-804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5-082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3-425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6-856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166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7-70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16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16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6-95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174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2-458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107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2-96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18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9-56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4-25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441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3-91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66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6-87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2-95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3-31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8-243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01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4-83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7-55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131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5-19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8-69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65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288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5-54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68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9-23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817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57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4-79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82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63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74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37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9-88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3-59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3-19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19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5-626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58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857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1-87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6-54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243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3-54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26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8-61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8-30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21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1-39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3-55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99-20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9-91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9-586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12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7-272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813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3-61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9-228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93-52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1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13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5273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9-579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04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38-80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65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-988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9-97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05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9-84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1-96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6-19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8-50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5-62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51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9-26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9-195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4-53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87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41-98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85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19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5-68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1-19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1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569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1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8-64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84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8-82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72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6-78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56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1-90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4-628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6-57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3-39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3-89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5-01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132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3-28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7-32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6-34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20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06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52-398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2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6-44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83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90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2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8-08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73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31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43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686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147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5771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82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96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11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08-07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37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16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4-29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74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54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9-05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6-94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2-24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2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8-10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5-88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88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62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3-95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3-50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0-583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8-89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2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7-16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3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72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7-93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23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57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4-34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375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84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73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581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319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8-463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5-673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9-94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312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4-632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4-74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5-99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3-670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81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5-52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622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01-971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92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9-419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4-81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55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7-982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8-334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69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7-38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19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2-52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9-16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4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50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8-422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94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8-59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5-83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9-598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9-89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4-47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75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7-75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7-97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9-18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27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30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07-37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2-006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7-95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93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3-16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6-911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74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5-714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9-065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1-145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4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4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5-133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93-04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90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05-51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59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1-20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1-55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33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2-71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48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7-056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28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7-35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2-10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8-78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3-53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9-643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2-51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9-96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2-278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1-50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4-28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6-068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74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74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51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00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7-716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58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3-31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8-75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08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517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10-66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2-19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2-65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68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58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641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3-66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403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8-74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9-85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8-016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4-02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52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5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3-21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5-15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21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87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1-85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3-45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6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74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5-30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301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43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0-70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11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6-429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6-18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26-81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364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9-89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5-16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09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1-62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2-628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19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68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2-66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6-484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7-07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2-46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6-46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8-23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7-493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45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9-78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6-89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45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6-50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7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46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757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7-57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77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0-07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92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1-58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7-371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4-00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48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8-71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9-81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9-77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336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3-33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98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90-06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69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1-11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73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9-80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660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3-79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30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1-20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9-67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81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1-26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0-77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1-61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7-644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4-7696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27-66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29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018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4-235X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8-335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77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88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88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7-34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16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48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7-969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4-73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0-706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9-25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62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45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5-24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9-48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92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9-85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8-46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2-464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54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18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8-01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3-99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2-21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6-97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28-044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4-09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8-29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6-22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95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3-93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55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99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56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0-83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1-59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7-83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92-42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5-52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1-79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35-51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699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6-04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999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7-70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0-57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15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71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19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2-29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06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41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70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08-21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03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455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10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0-64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8-628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8-19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6-12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1-43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59-03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91-68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12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8-07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92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1-03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2-71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05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36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5-15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17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38-48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736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30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5-60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27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92-15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21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5-98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21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92-997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3-73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4-91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5-10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8-54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4-40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0-17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24-47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5-0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99-68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654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43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56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9-35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1-85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54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496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06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8-46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1-518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42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4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4-139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6-80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978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81-30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9-24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03-84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7-67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0-31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1-27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5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3-13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032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4-34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86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5-71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5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87-78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56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55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2-98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5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0-70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99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3-54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16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1-22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7-328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6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98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6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49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6-39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6-67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6749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83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5-55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7-287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0-05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856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0-962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1-29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7-151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87-28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9-61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7-26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78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7863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5-1097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1-572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2-751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81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822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861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87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7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034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861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7-502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6-97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02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4-31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0-73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37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04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731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10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28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030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6-6673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2-145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3-47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15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6-13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237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7-947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93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76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6-47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7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277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6-363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3-86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1-26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79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0-13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1-24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8-708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81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0-559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8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745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0-32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3-443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8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1-21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8-87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2-68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5-84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4-02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3-92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6-99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89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90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9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1-20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4-19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6-98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5-86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10-75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9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9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8-842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50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8-77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897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9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0-758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9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6-61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1-31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5-64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03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1-32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47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0-43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0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9-76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9-88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6-66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82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44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0-19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54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6-97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72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6-758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7-91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8-60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04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93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5-32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7-09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1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0-63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0-34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2-60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77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9-05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9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68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7-054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9-49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6-78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6-8411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3-924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74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23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8-88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2-67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3-81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19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10-477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3-11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911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65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24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02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5-66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5-479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6-75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027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25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2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9-825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2-06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3-974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90-04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8-73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339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50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32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2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8-07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10-72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04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9-329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2-49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703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366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1-777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273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7-057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9-110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2-65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4-34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4-063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17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0-59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165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35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62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4-87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4-0431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8-587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3-50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8-675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2-71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4-07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3-66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25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07-06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9-04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5-00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1-67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88-21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4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81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1-52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3-14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2-83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916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6-04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4-50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75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3-077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9-80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5-387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7-664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8-20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46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0-24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4-24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5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7-53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51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6-335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0-69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7-596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0-231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52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2-183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54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5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533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5-978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9-91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82-07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52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1-678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4-15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-03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5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5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5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9-959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1-06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6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7-51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4-36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51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25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9-961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61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6-93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0-00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7-93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54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7-49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073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63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9-45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8-16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383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6-49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2-07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67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023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6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12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2-373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6-42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65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875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81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24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2-00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4-69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72X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435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0-33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2-079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4-61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1-914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738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80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3-28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-113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8-65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6-02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58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10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2-183X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7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3-46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697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47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270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0-668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1-074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27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653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72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02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7-00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8-929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38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79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0-476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85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2-69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7-31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-89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7-00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9-23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226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96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9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75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4-15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5-703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06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0-02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9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39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654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1-13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7-04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87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6-52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2-865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38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86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98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44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4-94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53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5-14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99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0-90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230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0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6-19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0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93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97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77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36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337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191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1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3659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4-65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-89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41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788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751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0-51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9-22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94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3-994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03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3-279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2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6-20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03-47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698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9-199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0-937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29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3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80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57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3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34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1-79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5-24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3-181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663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6-206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6-87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3-61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3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4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29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7-18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1-31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3-26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73-22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186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96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0-03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9-27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72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4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4-48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41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3-24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93-43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47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4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40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5-06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4-35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-24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5-36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2-665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7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5-34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46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50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0-64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7-99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52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7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3-73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8-20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3-81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38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4-22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6-46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9-176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26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79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1-40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9-239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77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6-60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94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7-06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073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967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1-44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48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9-47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8-92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2-47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4-42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8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93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7-996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3-47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0-23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5-513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2-02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800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13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8-68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96-25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93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8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6-21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479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4-03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1-88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11-50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7-24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5-93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3-45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12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9-050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1-074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636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7-50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005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7-08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060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1-29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96-41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87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9-07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6-523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6-995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5-221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5-98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0-25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6-12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9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4-31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0-061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8-869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7-50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5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94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95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6-996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09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007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5-80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7-74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6-152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739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81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7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52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2-50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9-063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61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188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4-84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8-61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3-85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495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39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4-90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1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0-77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1-77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3-31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-22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1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97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3-05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13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59-02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5-88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15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1-94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0-87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5-64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5-72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6-86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5-88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5-88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2-028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6-94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9-60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14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1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7-25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6-11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1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2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04-68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1-69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66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9-58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1-551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00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0-50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36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62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2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6-46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6-79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68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4-03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15-931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4-117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41-87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1-255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2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4-873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29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5-26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31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9-498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3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3-85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3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5-674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9-77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4-37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9-63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3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76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764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0-69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3-04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21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8-022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02-62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0-02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1-988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9-500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9-50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-91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43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7-08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5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4-90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0-13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37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78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3-588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1-50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8-23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50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3-19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11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1-76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389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970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9-23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62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68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6-09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4-97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3-249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6-85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4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4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6-872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8-69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8278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5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5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5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1-12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6-670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28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50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50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4-70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5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7-88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2-28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0-52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2-03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670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3-55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2-07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7-248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516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92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0-55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33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387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94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6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1-60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64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4-71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69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4-06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2-79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75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94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89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635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6-97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927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98-61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2-37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18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767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75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4-955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7-69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3-07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8-198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6-086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7-58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7-54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8-08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9-45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5-58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55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6-236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396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899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445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92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6-68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1-90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6-03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895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2-811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2-013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0-32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4-14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75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6-638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19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24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4-74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022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8-76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06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5-617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51-02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278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63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2-90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5-38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12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99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6-55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02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7-24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9-99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682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6-18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3-87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6-43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39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8-02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0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8-90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7-00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02X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1-558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19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20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6-70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94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48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6-88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1-02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82-33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5-11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85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21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05-36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5-46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8-82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99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75-845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1-89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05-37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4-488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8-22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6-31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5-24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2-48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2-64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1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34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80-06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3-11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09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1-540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9-59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872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9-57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275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8-21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2-60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83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5-79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61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42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09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9-25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2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3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443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0-13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3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885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0-78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3-18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8-04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75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3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302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408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2-59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2-122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47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7-13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61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56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31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154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4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8-42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3-27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79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6-517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942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9-15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8-495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9-94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013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4-29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46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5-03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45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45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705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4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681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9-97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40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2-69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99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60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5-97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4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2-947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4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78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0-570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56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5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7-71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616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0-04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9-39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519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509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8-49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9-09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62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58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68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6-62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593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4-94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8-887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6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6-08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7-25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14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8-55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6-45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6-661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596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6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6-738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5-686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492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11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0-24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5-88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7-78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4-11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70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7-71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5-20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13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51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2-82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7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6-95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50-53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2-73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5-62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3-46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0-53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03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83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1-116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1-11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4-2788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82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157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504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8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3-32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23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73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6-271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4-180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0-29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869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349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8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8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12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0-12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2-25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8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2-63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7-25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39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6-07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431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24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56-52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359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2-52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5-13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41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8-076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4-26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3-48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7-13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4-047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3-99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9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0-34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386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7-8874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7-96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1-45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3-46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03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0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27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1-84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0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4-80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75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1-256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956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69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04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6-19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819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000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70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1-22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7-189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57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209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9-84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535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05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51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2-166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1-60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594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80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06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07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01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66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50-98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0-6474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027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8-03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401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08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8-492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0-56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3-07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7-56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7-715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5-02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80-24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82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1-69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0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92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02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5-47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02-92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86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8-89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7-025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8-52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358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1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5505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13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1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28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04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7-36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8-48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6-04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65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16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5-286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99-40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79-77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48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1-64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4-36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1-80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96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6-27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1-91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6-83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0-768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2-42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72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1-27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5-89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696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87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0-56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53-45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9-40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4-425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3-06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53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4-75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0-322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6-47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97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2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54-416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23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4-25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18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26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1-93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28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3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52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66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6-026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9-26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0-60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533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16-02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4-99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34-48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6-590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392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27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3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25-85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6-62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3-73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3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417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7-41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1-39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75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31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4-01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7-21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3-45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0-15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1-67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4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47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5-26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38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55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3-21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3-83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4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4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5-948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2-47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8-58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53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64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41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82-18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5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54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1-708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56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56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7-86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7-703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0-60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1-13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5567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4-92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6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1-81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40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9-563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0-610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744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7-268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6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7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389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67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32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01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5-52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89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8-75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7-59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80-65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75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8-425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1-17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2-309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78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1-78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6-92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1-382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2-992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1-75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91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0-41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6-87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5-46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6-161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6-52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8-94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7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6-08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68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4-644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6-25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3-86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2-97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624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62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0-22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1-02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8-42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85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6-73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8-20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775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4-99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152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7-67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2-39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5-72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8-46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9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5-389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4-391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1-01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80-488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41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95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881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88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9-36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48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399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0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7-589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1-384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26-62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0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0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0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7-817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568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4-199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9-741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92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49-30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6-57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21-03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47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7-048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0-39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10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2-07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1-82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9-98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3-68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1-59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50-19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8-77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5-41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1-68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1-22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1-70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0-32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6-88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03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77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5-19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67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3-45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4-80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8-605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5-162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07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675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1-17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76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28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22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1-20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280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98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9-63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9-84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4-61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3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74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9-01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51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4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0-244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5-11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14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06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3-46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82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5-930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2-51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609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0-80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5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27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9-80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11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5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09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4-03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06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8-95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9-010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5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9-62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8-07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5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2-84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-97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6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1-16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6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9-85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9-01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9-02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06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277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8-47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7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6-67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4-04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3-29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4-96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54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7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37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8-766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076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7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9-32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868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80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7-847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7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94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1-81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7-18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1-59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85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7-19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6-844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45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7-451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7-39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1-72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7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8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94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004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7-20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7-71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8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52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99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9-04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3-76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4-41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4-49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7-201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9-61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4-375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4-12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6-10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3-50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7-63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8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39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50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49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9-29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51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63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98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8-61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45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3-216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80-55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9-96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9-57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87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70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522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59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086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8-793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53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97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625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3-84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5-56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8-73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3-740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4-91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8-13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6-67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3-65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9-587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94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528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95-19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2-47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46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8-12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6-87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63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50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8-52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42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5-88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8-69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9-34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94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534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4-21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10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9-72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1-04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8-117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1-521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1-17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00-92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8-91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1-57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463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42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8-78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8-756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63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9-32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1-66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8-32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6-72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0-778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9-84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8-90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7-54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2-87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56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2-050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538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093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7-32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4-736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5-92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19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7-02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2-04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45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7-89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94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72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95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0-958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826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35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54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61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0-99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7-38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5-02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3-88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57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0-24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39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3-56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3-15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72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83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7-57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6-878X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6-879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413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-7484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396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35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3-14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80-239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6-16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7-008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36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4-21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7-31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49-05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7-48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3-41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8-607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49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49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8-28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6-700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4-63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9-23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79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51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90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7-19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6-80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60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6-21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7-55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1-55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90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90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5-52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39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8-32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0-40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5-253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4-59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1-14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15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7-50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20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21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02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86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7-78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8-01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2-20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88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13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61-95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70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6-218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6-59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8-45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6-11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6-11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5-85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4-59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6-87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8-65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5-56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4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8-184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6-451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9-69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3-254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43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6-79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76-72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30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57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8-49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59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0-61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3-73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67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3-0197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683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7-50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2-30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72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23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0-6736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3-3099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4-4422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0-2045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5-32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58-68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0-18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297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20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2-51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4-02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5-24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3-746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4-459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5-89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85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8-150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3-80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892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034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3-8880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4-66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2-2011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6-809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7-079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8-560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6-238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9-78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65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59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3-44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2-050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0-537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75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11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82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18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7-90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17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6924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81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5-212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27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3-28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28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32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7-813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0-78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6-29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7-15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359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1-58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5-95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9-86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37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8-10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42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51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7-82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8-850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167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49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493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1-82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8-322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646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1-14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3-8351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1-15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7-07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0-59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01-54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7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00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2-72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1-20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500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1-203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3-643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77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67-097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3-46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2-08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57-55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61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1-03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80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6-518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2-13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8-74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2-133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2-83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8-50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2-13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929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05-047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7-36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05-78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98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15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0-72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96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8-52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0-319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14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99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00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4-12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4-75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6-29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287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7-908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6-50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8-899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183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14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19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6-68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08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26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0-39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31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5-10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6-22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420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0-339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3-95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1-86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113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3-62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3-16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4-77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9-04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322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32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119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24-04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7-839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4-81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326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8-13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1-83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33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33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7-7037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50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51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8-49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7-796X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9-8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625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58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4-05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65-27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7-51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1-30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53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340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57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69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4-14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54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2-89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6-143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51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7-08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820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2-13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7-133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59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6-78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0-29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53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9-7021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5-96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863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7-70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53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3-513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0-86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58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55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7-10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1-06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7-39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57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71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47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419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16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4-896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1-43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3-69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2-56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1-28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7-85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0-42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2-29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20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2-62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3-53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58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434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4-76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5-01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84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4-12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00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56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2-306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3-27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55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9-99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48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12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58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5-053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51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2-94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61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619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92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29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5-887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02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43-197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22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9-174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6-213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64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7-64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7-637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9-77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1-56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477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65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4-11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663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3-64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65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8-327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5-20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2-12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41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0-01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707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7-558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3-40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4-25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59-22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712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77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98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8-39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8-01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45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3-549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40-01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72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98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1-841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0-56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729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3-50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78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73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0-660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9-07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858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0-148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9-378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8-12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7-05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98-44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4-24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65-589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1-75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11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8-632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80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4-10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913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78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15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28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93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5-79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76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797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0-54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5-526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08-39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89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5-926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4-02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94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2-371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8-96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06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74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6-717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049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3-388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2-22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084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3-56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3-56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4-180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6-590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089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43-584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6-937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48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7-79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1-29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67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6-68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9-03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12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7-58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6-202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13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0-82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13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22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0-04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285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6-62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-36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2-40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2-63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86-457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5-56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2-2172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4-50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26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087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26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367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3-968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93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6-53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26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27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3-498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8-01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4-40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8-43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28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7-18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93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1-92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9-91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8-108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6-70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28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24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2-62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5-299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61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4-90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40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5-58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4-92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378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37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64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5-91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459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68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7-91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0-07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2-75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46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5-939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0-48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47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1-19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48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49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6-72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57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557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19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6-778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6-88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0-17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7-724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4-01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3-46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7-73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7-98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9-75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2-73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03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3-395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47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8-2997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685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9-1524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7-403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48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89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206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3-608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0-37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459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1-778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5-716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9-198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7-2765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81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0-730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720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743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85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5-9476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8-64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6-84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14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7-106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1-199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1083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098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8-880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7-46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6-719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1-41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0-994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5-350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163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589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4-0384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6-1551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91-29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8-768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382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3-7648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0-132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3-412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4-789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806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3-838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895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5-790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89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4-205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028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4-672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4184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45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70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429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0016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0-053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0-304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3-58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7-06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92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92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6-92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9-33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7-13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7-16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318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769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6-47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7-25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3-0219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2-458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4-56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3-60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28-69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0-75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2-49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0-345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7-31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8-63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7-835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7-51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3-571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3-5742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7-41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75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7-55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486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0-636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0-35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3-74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3-46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2-20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5-59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9-95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7-76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93-29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6984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8-012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0132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5889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9-963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726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1-757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448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539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86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7-0156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5-7392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4330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2-4450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4297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5-8366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437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5-8323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5-834X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4254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5-838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427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9-00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4036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2-0894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1-86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03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071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9-2908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1122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8-8956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8-7091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3387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7-6256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9-4885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5-2473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4-57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5-0568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8-64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4-2189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02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85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4-175X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9-500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9-4774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4-1776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9-5029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9-504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0056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4-1733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0-1526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0072</text:p>
          </table:table-cell>
          <table:table-cell office:value-type="float" office:value="39">
            <text:p>3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9-506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9-4758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0048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9-479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9-481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9985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0-54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0-25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0836</text:p>
          </table:table-cell>
          <table:table-cell office:value-type="float" office:value="36">
            <text:p>3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104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13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020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14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06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86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9-44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80-588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1-69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8-55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9-54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1-78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2-800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26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9-56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9-62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1-050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69-72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0-53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0-21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0-212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0-213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28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2-15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8-58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77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29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18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6-11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89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30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7-77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7-775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9-766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1-06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9-81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0-05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3-608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70-46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3-537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7-4580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996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4-742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5-47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7-018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9-71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4-319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37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0-14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23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1-69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0-285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2-78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383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1-53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4-54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7-08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192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674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2-51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3-8119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1-740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9-279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23-61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861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3-88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38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70-81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384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1-95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64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0-18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3-48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4-79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3878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4-71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5-108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896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6-6273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0-925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2-851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810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184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9-65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4-30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41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390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87-705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29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2-282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20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730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393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41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3-133X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3-51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394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968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496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9-7634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39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01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452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19-613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3-858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4-862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36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2-06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0-643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4-560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8-396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3-7213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9-84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036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813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246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4-107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7-64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1-67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7-88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4793</text:p>
          </table:table-cell>
          <table:table-cell office:value-type="float" office:value="53">
            <text:p>5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42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8-363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3-67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44-054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7-263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4-56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1-71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646X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1-45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2-407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82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82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14-067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10-64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83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83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42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8-01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8-042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0-58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2-220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19-30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7-15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53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9-860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3-52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348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5-238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1-97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6-25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3-17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97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2-51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8-12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2-54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09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00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3-58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1-77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7-05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03-94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3-26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2-63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2-61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4-90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34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19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5-96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7-230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91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62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50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5-31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8-129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37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54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550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8-57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551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90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58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805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36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5-94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50-321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2-20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56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1-80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54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51-39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1048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5-77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556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59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7-13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05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77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77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53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59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4-89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15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4-739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37-48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64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6-17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36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0-69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73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1-07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0-78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65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6-76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65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558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85-05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4-533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5-13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6-63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2-16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289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70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9-475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8-41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1-53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422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664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9-90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25-38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1-40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7-7881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892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0-738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2-40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770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85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784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78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1-07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74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4-56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6-73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80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3-50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2-07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8-3218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82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0-41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8-32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43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0-61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7-39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012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5-018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8-12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854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1-26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129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13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4-44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2-56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08-189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457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048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23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923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0-53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1-33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04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2-38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7159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241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8-69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24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7-89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58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8-45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0-16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773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46-38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4-669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364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63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0-187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8-65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5-54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0-93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88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1-68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37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1-29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37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642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8-54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40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32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4-408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52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816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39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6-959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346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89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0-60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40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3-42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40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20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44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2-44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5-67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3-19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42-65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0-34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54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1-64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4-52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2-00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8-837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1-60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9-21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809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13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7-052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9-60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6-119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6-638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3-706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49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61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6-733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53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614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15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56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5-43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0-117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1-63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58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4-60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7-05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5-45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7-74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605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61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9-78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458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9-12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7-941X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58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65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1-71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666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4-599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72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90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09-45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2-09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77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1-9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7-31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9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6-32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0-748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09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3-87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6-604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6-78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089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8-46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3-26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1-75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09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09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09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1-75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65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40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40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40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40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40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410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41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65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65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4-419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4-420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09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4-33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8-921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41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6-219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86-22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61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9-82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9-82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7-8424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9-665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8-065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54-906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502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845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8-21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1-543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06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87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8-91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88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7-83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6-288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32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05-70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0-14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50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6-054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395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4-90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6-237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3-3159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03-676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56-33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2-02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1-60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2-936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0-99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83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01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5-044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5-02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4-80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02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023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13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4-837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830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03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2-81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216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1-61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317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4-39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08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06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124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81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52-60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983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6-33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3-57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01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182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3-802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897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4-08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63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4-20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5-20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9-81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0-54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9-49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4-03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2-81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30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8-39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3-75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320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86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967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5-615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55-56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44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50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2-06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39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9-753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4-12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6-80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3-52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9-54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51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9-84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8-00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1-366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8-80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5-95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1-04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899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6-22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5-68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04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399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1-96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9-03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7-314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400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40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2-01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6-64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78-371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6-978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51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00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53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7-65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53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53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9-89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4-58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53-66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6-67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6-86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5-67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1-05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7-49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59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3-831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59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0-20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0-73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6-498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8-35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54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4-07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2-510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1-64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9-59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9-907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7-77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2-53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676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8-02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74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71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4-874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9-16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8-12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0-769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3-85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687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2-241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0-269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3-12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305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4-114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3-661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6997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7258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70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6-36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7-000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71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15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0-08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74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15-46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770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8-64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82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50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843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9-97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355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83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65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4-90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865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5-43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2-10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9-11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2-836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86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9-54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9-44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7-974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1-12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85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36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2-08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88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7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8-396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3-907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4-70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3-35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1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2-17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20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66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36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5-96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0-269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1-064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15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7-96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0-668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0-17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1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7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2-69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664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0-1573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0-294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8-012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56-281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799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9-37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007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8-44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4-91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89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8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2-63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0-19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2-625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02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6-85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22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1-30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85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437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45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45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278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94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7-12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38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2-21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7-69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4-834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333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57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31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2-84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333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8-9213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4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8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8-03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4-39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42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26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4-711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204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45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4-21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4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4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95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1-418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147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9-94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34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3-40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06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5-86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6-35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7-764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3-54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2-45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9-95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4651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0-779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078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1-77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68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1-29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5-023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08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96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69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741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6-48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441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5-96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36-06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08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8-22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0889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81-94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3-94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94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079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4-117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3-55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26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093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09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432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1-99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1-33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8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2-885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9-06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02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7-61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7-195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957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105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5-80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71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067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4-9173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3-734X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3-7390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9-1277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5-272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2-620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3-7366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89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7-508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09-81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05-22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0-14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3-13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3-96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05-177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3-25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8-03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2-40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24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00-03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4-14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66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7-538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714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0-08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83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39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38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810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38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39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8-3724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54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0-090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1-23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94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386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9-15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25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8-38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2-78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5-129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54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4-933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42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4-83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54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54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52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6-26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57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715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58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13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59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592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59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87-475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67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68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42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69-17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926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5-22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1-635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0-31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7-38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2-60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4-74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778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55-49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743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587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5-45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6-88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83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3-68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96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8-805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89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2-60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2-94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511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58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6-85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90-06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9-14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72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663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6-042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0-32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10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12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062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5-28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8-43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8974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9-898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0-128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2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33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379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7827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425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7-117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2-00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008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584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9-19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56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60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9-872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6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63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94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6-641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2-7995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9-13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700</text:p>
          </table:table-cell>
          <table:table-cell office:value-type="float" office:value="23">
            <text:p>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72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8-678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946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7-76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7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6816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068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5-96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6-92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66-70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76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03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3-53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11-910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1-31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32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8-88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0-413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5-785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9-36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70-20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17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1-012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6-59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2-38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866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1-836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358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2-83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7-595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5-985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4-461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18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20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95-57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3-88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24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39-83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3-13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3-50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9-72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5-88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8-368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178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49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5-27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267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274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2909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3-17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291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60-17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08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295X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9-02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312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453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78-37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7-924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4-49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315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4-68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8-577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317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31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319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3-480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3-358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626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4-628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4-14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38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73-830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53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35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2-424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7-12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8-98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35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4-553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6-400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45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45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8-85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3-953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56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0-92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7-02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56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56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24-466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900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5770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5835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68-67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0-27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1-02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7-36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93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51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8-80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389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9-76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8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3-71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0-07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1-101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61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42-29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589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7-379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62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7-01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0-40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65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6-917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8-73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01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634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44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2-52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8-71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80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4-84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758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8-66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822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82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10-2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1-533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838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83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18-209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83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8419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844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3-84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814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7-24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9-05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88-37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2-40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2-98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1-20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74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36-98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1-419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5-25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2-18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1-05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1-514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3-17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2-64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67-19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7-61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4-89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2-21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4-224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7-98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1-00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48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6-37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6-075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8-733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0-35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01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3-23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48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35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9-168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1-83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425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0-446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6-02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0-63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37-463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899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17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148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032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48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4885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2-43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7-78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648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6-676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31-361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3-719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623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0-162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7-36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4-45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2-61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32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4-98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3-62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06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3-25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4-984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0-68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0-13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63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52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344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4-16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132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61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9-90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5-992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5-793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23-779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297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2-602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2-638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957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5-004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469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6-51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71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93-01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3-512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7-67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5-75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0-67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4-42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7-33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77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0-06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2-76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06-11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5-56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13-35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0-29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7-86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0-24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72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3-84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6-44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1-81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6-35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65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6-323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82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6-07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6-10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77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104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98-22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14-25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0-069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0-04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0-17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7-79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49-73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9-811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9155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9-595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8-76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0-62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89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0-01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2-69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5-307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4-34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78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0-46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0-62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316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12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7-73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7-03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6-02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8755-120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97-791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0-14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0-560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3-492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46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8-49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7-03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3-13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83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4-11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56-45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61-84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9-11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3-22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9-05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98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48-866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13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15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2-927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85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156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85-110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0-34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6-87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00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0-354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5-273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9-646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6861</text:p>
          </table:table-cell>
          <table:table-cell office:value-type="float" office:value="52">
            <text:p>5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2-02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26-34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37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0-00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4-17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15-52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666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4240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61-84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73-21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1-60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3-51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3-318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41-66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39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40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89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4-67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19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86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17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5-13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41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5-02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4-07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69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45-67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45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857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2-817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2-032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07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49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9-842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43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60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68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680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9-85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3-69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648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5-145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5-838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7-628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8-062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88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6-58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57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3-26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75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06-21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8-90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2-42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4-598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53-82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1-86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0-05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1-14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1-14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528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94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5-63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6-52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02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79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427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16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0-407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32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2-360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7-41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3-193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36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2-79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02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07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92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9-691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830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7-821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7-64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42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9-71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02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0-793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1-44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027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373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88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5-158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4-62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9-43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3-93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2-07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8-969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2-277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235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23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9-43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9-707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6-249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75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6-603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8-96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7-89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6-95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1-10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99-73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95-39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6-31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2-936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4-04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9-52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19-016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56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6-12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01-74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551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2-75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552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94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55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1-339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5-718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03-81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4-43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1-34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03-49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974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68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57-49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7-72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55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5-314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04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996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86-7614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43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72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7-29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3-90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40-88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87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6-92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6-92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6-93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6-93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6-93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9-27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2-17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64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9-88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4-18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3-34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42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6-30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5-03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4-83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4-855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92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2-224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7-9145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0-820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65-15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8-699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7-94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2-171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8-969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46-623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8075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13-187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36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38-91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92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93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9-646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3-36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9-01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073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07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25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1-09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06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9-131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2-18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8-12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0-87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8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19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9-017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579X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4-9521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5-56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0-257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095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165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196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5323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3-229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2-808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9-78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0-92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1-823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299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3-775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1-90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5-858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6-000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3-429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6-80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9-342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19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4-617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21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796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76-54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98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424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5-400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6-19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4-493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0-228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4-822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211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3-586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9-63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7-69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7-05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1-542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8-502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4-088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8-571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8-497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526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3-232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96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8-12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00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139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7-539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01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48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6-495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141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5-479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14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2-623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827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1445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44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580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4-560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3-17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16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3-59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53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53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9-23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9-190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549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7-56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4-23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0-552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9-75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1-50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810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6-92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0-951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9-945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7-079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80-40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3-6810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1-44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4-17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38-15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6-16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11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9-501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1-63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7-091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3-795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4-43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6-31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65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1-123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2-76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9-44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683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9-13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08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06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3-93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071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7-72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07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07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07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59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03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198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6-003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08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7-024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092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093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9-64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094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04-92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09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52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109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110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273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6-20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1-194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93-255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111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6-629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41-72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9-02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96-228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1-01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2070-26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8-44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43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8-70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7-17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490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86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630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2-73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95-97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10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4-667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6-05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0-18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4-647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680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14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84-854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70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2-48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67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63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0-42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2-43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2-243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9-943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1-83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31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7-332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8-47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12-164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2-859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05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2-04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0-817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002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48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914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8-90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4-61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31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8-798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7-67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8-251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28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08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040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50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715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3-423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7-04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86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3-18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9-93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1-368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3-506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8943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89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6-5099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7-328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1-61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128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6-299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9-49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6-324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63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414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250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9-715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21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9-59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7-13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4-16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231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5-389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2-300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24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62-188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2499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1-599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04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22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1-77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5-45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0-551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5-92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3-24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5-147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473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9-2126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2-25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36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31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5-21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368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0-176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32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061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05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5-72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1-690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4-71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9-707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2-60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9-99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3-13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3-20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60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1-43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02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54-09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7-897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7-08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8-37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242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8-62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60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5729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61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0-279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3-35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45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30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0-728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740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5-320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162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0-10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1-12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606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9-666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3298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14-00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625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626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2-406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7-99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1-87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4-786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2-05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76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34-51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5-06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447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6-52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3-317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78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788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79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9-67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3-202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7-200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5157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9-63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3-64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69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7-697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57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8-124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832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848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2-99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23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5-89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3-112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42-331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0-296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1-750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49-38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3-63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2-14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5-920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7-54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8-45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9-9140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4-14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76-259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75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026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2-07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13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188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23-633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8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3-78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40-15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3-03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16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9-27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17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497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8-74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195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0-36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34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335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492-588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8-59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8-48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56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0-64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0-650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2-976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341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36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7-08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4-48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3-068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4020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403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7-416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1-15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0-23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44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51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5-64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12-59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7-798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844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575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2-46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1-76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2-881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5-49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39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2-435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74-17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57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57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57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580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06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58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4-99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3-435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595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3-691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54-98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60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69-864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7-744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6090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3-823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1-64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6376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624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9-38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0-7256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628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9-386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745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01-281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816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6-327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1-80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4-456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87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873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34-576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42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2-552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8-97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102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4-935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864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30-342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0-938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008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233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8-23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427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7-652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2-62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6-6080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483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010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6-954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6-21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9936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8-921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8-95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65-00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1-31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5-16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3-43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3-050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46-78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0-37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7-796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113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8-757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881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42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6-523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1-524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6-32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8-227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4-087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134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1337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8-106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39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5-856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1-26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8-090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1-920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6-55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1-198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165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14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9-44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12-860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186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14-294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29-318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6-10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1-189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8-0004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7-779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0-173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2-8924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4-6613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9-5347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3-2760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224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9525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15-73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4906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6-842X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4914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6-2236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1-492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6147</text:p>
          </table:table-cell>
          <table:table-cell office:value-type="float" office:value="11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0-1385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5-62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679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3-888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858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0-20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9-474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7-57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9-475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96-59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0-227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82-567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4-697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2-979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0-428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89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6-77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011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0-468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01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05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09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063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1-111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3-27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494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4-294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00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01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9-029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012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017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0-02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9-514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9-21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43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32-427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3-702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6-133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09-183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599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39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2-461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0-417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734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1-624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562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0-769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1-31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06-696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6-293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7-553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973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73-06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4-014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2-11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78-143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56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25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0-429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7-61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1868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15-36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64-410X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2-20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9-166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8-301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152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8-574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58-863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7-189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08-538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366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9-631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0-407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2-31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2-32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6-626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7-298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07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072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5-56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5-638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6-581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081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449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24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0-023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5-842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1-50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113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63-52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4-40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985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72-40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58-818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2-49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8-424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738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1-349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2-213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94-315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4-20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40-87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2-82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5-631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3-422X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67-869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2-682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856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8-170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9-491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2-698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78-27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2-523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662-667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21-400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3-6729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2-750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3-90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6-888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2-845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2-900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314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097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6-05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4-24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9-697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7-658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1-43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50-806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66-701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01-308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135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0-474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139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7-807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8-47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3-122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4-46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65-212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45-503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164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16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2-815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44-616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173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174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90-037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22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885-609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27-090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193-945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77-52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95-45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532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535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80-603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9-63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84-017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35-37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59-449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95-424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26-611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30-86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2-003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29-62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9-511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39-50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713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5-616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36-456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77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2-2975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07-932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59-399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08-856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64-2313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77-781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4-4983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3-933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723-8617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57-501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86-145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102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67-1927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44-794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8-252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1-882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9-8254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08-665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9-824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61-492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31-690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96-848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49-50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13-571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513-579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32-206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22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231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1-929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0-180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277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72-885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8-670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296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3-726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9-38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078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2-077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9-5075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16-264X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4-669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2-935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38-3608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0-185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2267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409X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42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18-034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545-8547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92-31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97-729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459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467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9-020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33-318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313-2989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523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24-4082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39-714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289-0003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00-3256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21-550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51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984-467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44-2006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720-213X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863-1959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280-9551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75-532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044-540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344-865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0967-1994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425-695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10406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/04/2012</text:date>, <text:time>16:5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8T13:55:21</meta:creation-date>
    <dc:date>2012-04-29T16:55:34</dc:date>
    <meta:editing-duration>PT3H57M3S</meta:editing-duration>
    <meta:editing-cycles>2</meta:editing-cycles>
    <meta:generator>LibreOffice/3.4$Linux LibreOffice_project/340m1$Build-402</meta:generator>
    <meta:document-statistic meta:table-count="3" meta:cell-count="163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33cm" svg:y="4.2cm" style:legend-expansion="high" chart:style-name="ch2"/>
        <chart:plot-area chart:style-name="ch3" table:cell-range-address="Sheet1.E1:Sheet1.E101" svg:x="0.77cm" svg:y="0.855cm" svg:width="12.224cm" svg:height="7.545cm">
          <chartooo:coordinate-region svg:x="1.855cm" svg:y="1.056cm" svg:width="10.986cm" svg:height="6.2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101" chart:class="chart:ba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65">
                <text:p>4465</text:p>
                <draw:g>
                  <svg:desc>Sheet1.E1:Sheet1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